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3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stroke="none" svg:stroke-color="#000000" draw:fill="none" draw:fill-color="#ffffff" fo:min-height="0.497cm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1.95cm" fo:min-width="18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DejaVu Math TeX Gyre"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T1" style:family="text">
      <style:text-properties style:font-name="DejaVu Math TeX Gyr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cm" svg:height="2cm" svg:x="15cm" svg:y="4cm">
          <text:p text:style-name="P1"><text:span text:style-name="T1">Systè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cm" svg:height="2cm" svg:x="9cm" svg:y="4cm">
          <text:p text:style-name="P1"><text:span text:style-name="T1">Organe de </text:span></text:p>
          <text:p text:style-name="P1"><text:span text:style-name="T1">command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cm" svg:y1="5cm" svg:x2="15cm" svg:y2="5cm" draw:start-shape="id1" draw:start-glue-point="1" draw:end-shape="id2" draw:end-glue-point="3" svg:d="M13000 5000h2000" svg:viewBox="0 0 2001 1">
          <text:p/>
        </draw:connector>
        <draw:connector draw:style-name="gr2" draw:text-style-name="P3" draw:layer="layout" draw:type="line" svg:x1="19cm" svg:y1="5cm" svg:x2="21cm" svg:y2="5cm" draw:start-shape="id2" draw:start-glue-point="1" svg:d="M19000 5000h2000" svg:viewBox="0 0 2001 1">
          <text:p/>
        </draw:connector>
        <draw:connector draw:style-name="gr2" draw:text-style-name="P3" draw:layer="layout" draw:type="line" svg:x1="6.991cm" svg:y1="5cm" svg:x2="9cm" svg:y2="5cm" draw:end-shape="id1" draw:end-glue-point="3" svg:d="M6991 5000h2009" svg:viewBox="0 0 2010 1">
          <text:p/>
        </draw:connector>
        <draw:frame draw:style-name="gr3" draw:text-style-name="P5" draw:layer="layout" svg:width="3.3cm" svg:height="0.747cm" svg:x="3.6cm" svg:y="4.6cm">
          <draw:text-box>
            <text:p text:style-name="P4"><text:span text:style-name="T1">commande</text:span></text:p>
          </draw:text-box>
        </draw:frame>
        <draw:frame draw:style-name="gr4" draw:text-style-name="P5" draw:layer="layout" svg:width="2cm" svg:height="0.747cm" svg:x="21cm" svg:y="4.601cm">
          <draw:text-box>
            <text:p text:style-name="P4"><text:span text:style-name="T1">sortie</text:span></text:p>
          </draw:text-box>
        </draw:frame>
        <draw:custom-shape draw:style-name="gr5" draw:text-style-name="P3" draw:layer="layout" svg:width="19cm" svg:height="2.2cm" svg:x="3.8cm" svg:y="3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30T15:22:20.665375962</meta:creation-date>
    <dc:date>2021-03-30T15:27:53.300548625</dc:date>
    <meta:editing-duration>PT5M33S</meta:editing-duration>
    <meta:editing-cycles>2</meta:editing-cycles>
    <meta:generator>LibreOffice/6.1.5.2$Linux_X86_64 LibreOffice_project/10$Build-2</meta:generator>
    <meta:document-statistic meta:object-count="8"/>
  </office:meta>
</office:document-meta>
</file>